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135a97" officeooo:paragraph-rsid="00024f5a"/>
    </style:style>
    <style:style style:name="P2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officeooo:rsid="00135a97" officeooo:paragraph-rsid="00024f5a"/>
    </style:style>
    <style:style style:name="P3" style:family="paragraph" style:parent-style-name="Text_20_body">
      <style:text-properties officeooo:rsid="0022ff82" officeooo:paragraph-rsid="00024f5a"/>
    </style:style>
    <style:style style:name="P4" style:family="paragraph" style:parent-style-name="Text_20_body" style:list-style-name="L1">
      <style:text-properties officeooo:rsid="00040379" officeooo:paragraph-rsid="00040379"/>
    </style:style>
    <style:style style:name="P5" style:family="paragraph" style:parent-style-name="Text_20_body" style:list-style-name="L1">
      <style:text-properties officeooo:paragraph-rsid="00040379"/>
    </style:style>
    <style:style style:name="P6" style:family="paragraph" style:parent-style-name="Text_20_body" style:list-style-name="L1">
      <style:text-properties officeooo:rsid="00040b44" officeooo:paragraph-rsid="00040b44"/>
    </style:style>
    <style:style style:name="P7" style:family="paragraph" style:parent-style-name="Text_20_body" style:list-style-name="L1">
      <style:text-properties officeooo:rsid="00040b44" officeooo:paragraph-rsid="0004ae67"/>
    </style:style>
    <style:style style:name="P8" style:family="paragraph" style:parent-style-name="Text_20_body">
      <style:text-properties officeooo:rsid="0004ae67" officeooo:paragraph-rsid="0004ae67"/>
    </style:style>
    <style:style style:name="P9" style:family="paragraph" style:parent-style-name="Text_20_body" style:list-style-name="L1">
      <style:text-properties officeooo:rsid="0004ae67" officeooo:paragraph-rsid="0004ae67"/>
    </style:style>
    <style:style style:name="P10" style:family="paragraph" style:parent-style-name="Text_20_body" style:list-style-name="L7">
      <style:text-properties officeooo:rsid="0005e01c" officeooo:paragraph-rsid="0005e01c"/>
    </style:style>
    <style:style style:name="P11" style:family="paragraph" style:parent-style-name="Title">
      <style:text-properties officeooo:paragraph-rsid="00024f5a"/>
    </style:style>
    <style:style style:name="P12" style:family="paragraph" style:parent-style-name="Heading_20_1">
      <style:text-properties officeooo:paragraph-rsid="00024f5a"/>
    </style:style>
    <style:style style:name="P13" style:family="paragraph" style:parent-style-name="Heading_20_1">
      <style:text-properties officeooo:rsid="0004ae67" officeooo:paragraph-rsid="0004ae67"/>
    </style:style>
    <style:style style:name="P14" style:family="paragraph" style:parent-style-name="Heading_20_1">
      <style:text-properties officeooo:paragraph-rsid="0004ae67"/>
    </style:style>
    <style:style style:name="P15" style:family="paragraph" style:parent-style-name="Heading_20_1">
      <style:text-properties officeooo:rsid="0005e01c" officeooo:paragraph-rsid="0005e01c"/>
    </style:style>
    <style:style style:name="T1" style:family="text">
      <style:text-properties officeooo:rsid="00024f5a"/>
    </style:style>
    <style:style style:name="T2" style:family="text">
      <style:text-properties style:text-position="0% 100%" officeooo:rsid="00024f5a"/>
    </style:style>
    <style:style style:name="T3" style:family="text">
      <style:text-properties officeooo:rsid="00040379"/>
    </style:style>
    <style:style style:name="T4" style:family="text">
      <style:text-properties officeooo:rsid="00040b44"/>
    </style:style>
    <style:style style:name="T5" style:family="text">
      <style:text-properties officeooo:rsid="0004ae67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/><text:span text:style-name="T1">2 </text:span><text:span text:style-name="T2">Planung</text:span></text:p>
      <text:p text:style-name="P2"/>
      <text:h text:style-name="P12" text:outline-level="1"><text:span text:style-name="T1">Welche Funktionalitäten</text:span></text:h>
      <text:list xml:id="list4279377674" text:style-name="L1">
        <text:list-item>
          <text:p text:style-name="P5"><text:span text:style-name="T3">Position, Orientierung des aktiven Nutzers mit Blickrichtung</text:span></text:p>
        </text:list-item>
        <text:list-item>
          <text:p text:style-name="P4">verschie<text:span text:style-name="T4">dene Darstellungsformen</text:span></text:p>
          <text:list>
            <text:list-header>
              <text:p text:style-name="P6">alle Prozesse sollen mit unterschiedlichen Materilien gezeigt werden</text:p>
            </text:list-header>
          </text:list>
        </text:list-item>
        <text:list-item>
          <text:p text:style-name="P6">Starten der Animationen</text:p>
          <text:list>
            <text:list-header>
              <text:p text:style-name="P6">-Abhängigkeiten der Prozesse einhalten</text:p>
              <text:p text:style-name="P6">-ein Main-Prozess, der durchlaufen werden kann -&gt; hat feste Reihenfolge</text:p>
              <text:p text:style-name="P6">-verschiedene Optionen -&gt; dynamisch ausführbar</text:p>
              <text:p text:style-name="P6">-optional: Animation stoppen</text:p>
            </text:list-header>
          </text:list>
        </text:list-item>
      </text:list>
      <text:h text:style-name="Heading_20_1" text:outline-level="1">Nutzeranzahl</text:h>
      <text:list xml:id="list163541514581046" text:continue-list="list4279377674" text:style-name="L1">
        <text:list-item text:start-value="1">
          <text:p text:style-name="P7">3 passive Nutzer und ein aktiver Nutzer</text:p>
        </text:list-item>
      </text:list>
      <text:h text:style-name="P14" text:outline-level="1"><text:span text:style-name="T5">Grundprojekte</text:span></text:h>
      <text:list xml:id="list163542314083040" text:continue-list="list163541514581046" text:style-name="L1">
        <text:list-item text:start-value="1">
          <text:p text:style-name="P9">Prism by Object Theory</text:p>
          <text:list>
            <text:list-header>
              <text:p text:style-name="P9">https://www.microsoft.com/en-us/store/p/prism-by-object-theory/9pjlwd0ls4w8#</text:p>
            </text:list-header>
          </text:list>
        </text:list-item>
        <text:list-item>
          <text:p text:style-name="P9">Sharing Examples von Microsoft<text:span text:style-name="T1"><text:tab/></text:span></text:p>
        </text:list-item>
      </text:list>
      <text:h text:style-name="P15" text:outline-level="1">zusätzliche Features</text:h>
      <text:list xml:id="list3657229565" text:style-name="L7">
        <text:list-item>
          <text:p text:style-name="P10">Übertragung von Audiodaten</text:p>
        </text:list-item>
      </text:list>
      <text:h text:style-name="P13" text:outline-level="1">Grundstruktur aufbauen</text:h>
      <text:p text:style-name="P8">[TODO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42S</meta:editing-duration>
    <meta:editing-cycles>5</meta:editing-cycles>
    <meta:generator>LibreOffice/5.3.2.2$Windows_X86_64 LibreOffice_project/6cd4f1ef626f15116896b1d8e1398b56da0d0ee1</meta:generator>
    <dc:date>2018-04-10T16:35:40.849000000</dc:date>
    <meta:document-statistic meta:table-count="0" meta:image-count="0" meta:object-count="0" meta:page-count="1" meta:paragraph-count="20" meta:word-count="84" meta:character-count="690" meta:non-whitespace-character-count="624"/>
    <meta:user-defined meta:name="Info 1"/>
    <meta:user-defined meta:name="Info 2"/>
    <meta:user-defined meta:name="Info 3"/>
    <meta:user-defined meta:name="Info 4"/>
  </office:meta>
</office:document-meta>
</file>